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7451in" table:align="left"/>
    </style:style>
    <style:style style:name="Table1.A" style:family="table-column">
      <style:table-column-properties style:column-width="2.1236in"/>
    </style:style>
    <style:style style:name="Table1.B" style:family="table-column">
      <style:table-column-properties style:column-width="2.4979in"/>
    </style:style>
    <style:style style:name="Table1.A1" style:family="table-cell">
      <style:table-cell-properties fo:padding-left="0.075in" fo:padding-right="0.075in" fo:padding-top="0.0194in" fo:padding-bottom="0.0194in" fo:border="1pt solid #000000"/>
    </style:style>
    <style:style style:name="Table1.B1" style:family="table-cell">
      <style:table-cell-properties fo:padding-left="0in" fo:padding-right="0.075in" fo:padding-top="0.0194in" fo:padding-bottom="0.0194in" fo:border-left="none" fo:border-right="1pt solid #000000" fo:border-top="1pt solid #000000" fo:border-bottom="1pt solid #000000"/>
    </style:style>
    <style:style style:name="Table1.A2" style:family="table-cell">
      <style:table-cell-properties fo:padding-left="0.075in" fo:padding-right="0.075in" fo:padding-top="0in" fo:padding-bottom="0.0194in" fo:border-left="1pt solid #000000" fo:border-right="1pt solid #000000" fo:border-top="none" fo:border-bottom="1pt solid #000000"/>
    </style:style>
    <style:style style:name="Table1.B2" style:family="table-cell">
      <style:table-cell-properties fo:padding-left="0in" fo:padding-right="0.075in" fo:padding-top="0in" fo:padding-bottom="0.0194in" fo:border-left="none" fo:border-right="1pt solid #000000" fo:border-top="none" fo:border-bottom="1pt solid #000000"/>
    </style:style>
    <style:style style:name="P1" style:family="paragraph" style:parent-style-name="Text_20_body">
      <style:text-properties fo:font-size="12pt"/>
    </style:style>
    <style:style style:name="P2" style:family="paragraph" style:parent-style-name="Text_20_body">
      <style:text-properties fo:font-size="12pt" fo:font-weight="bold"/>
    </style:style>
    <style:style style:name="P3" style:family="paragraph" style:parent-style-name="Text_20_body">
      <style:paragraph-properties fo:text-align="center" style:justify-single-word="false"/>
      <style:text-properties fo:font-size="12pt" fo:font-weight="bold"/>
    </style:style>
    <style:style style:name="P4" style:family="paragraph" style:parent-style-name="Text_20_body">
      <style:paragraph-properties fo:text-align="center" style:justify-single-word="false"/>
      <style:text-properties fo:font-size="12pt"/>
    </style:style>
    <style:style style:name="P5" style:family="paragraph" style:parent-style-name="Text_20_body">
      <style:paragraph-properties fo:text-align="center" style:justify-single-word="false"/>
      <style:text-properties fo:font-size="12pt" style:text-underline-style="solid" style:text-underline-width="auto" style:text-underline-color="font-color" fo:font-weight="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054da4"/>
    </style:style>
    <style:style style:name="P8" style:family="paragraph" style:parent-style-name="Text_20_body">
      <style:text-properties fo:color="#000000"/>
    </style:style>
    <style:style style:name="P9" style:family="paragraph" style:parent-style-name="Text_20_body">
      <style:text-properties fo:color="#000000" fo:font-size="12pt"/>
    </style:style>
    <style:style style:name="P10" style:family="paragraph" style:parent-style-name="Text_20_body">
      <style:text-properties fo:color="#000000" fo:font-size="12pt" fo:font-weight="bold"/>
    </style:style>
    <style:style style:name="P11" style:family="paragraph" style:parent-style-name="Text_20_body">
      <style:text-properties style:text-line-through-style="none" style:text-line-through-type="none" style:text-underline-style="none" style:text-blinking="false"/>
    </style:style>
    <style:style style:name="P12" style:family="paragraph" style:parent-style-name="Text_20_body">
      <style:text-properties style:font-name="Times New Roman"/>
    </style:style>
    <style:style style:name="P13" style:family="paragraph" style:parent-style-name="Text_20_body">
      <style:text-properties style:font-name="Times New Roman" officeooo:paragraph-rsid="00054da4"/>
    </style:style>
    <style:style style:name="P14" style:family="paragraph" style:parent-style-name="Text_20_body">
      <style:paragraph-properties fo:margin-left="0in" fo:margin-right="0in" fo:text-indent="2in" style:auto-text-indent="false"/>
      <style:text-properties fo:font-size="12pt" fo:font-weight="bold"/>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size="12pt"/>
    </style:style>
    <style:style style:name="P17" style:family="paragraph" style:parent-style-name="Text_20_body">
      <style:paragraph-properties fo:margin-left="0in" fo:margin-right="0in" fo:text-indent="0in" style:auto-text-indent="false"/>
      <style:text-properties style:font-name="Times New Roman" officeooo:paragraph-rsid="00054da4"/>
    </style:style>
    <style:style style:name="P18" style:family="paragraph" style:parent-style-name="Text_20_body">
      <style:paragraph-properties fo:margin-left="0in" fo:margin-right="0in" fo:margin-top="0in" fo:margin-bottom="0.0972in" loext:contextual-spacing="false" fo:text-indent="0in" style:auto-text-indent="false"/>
      <style:text-properties fo:color="#000000" style:font-name="Times New Roman" fo:font-size="12pt"/>
    </style:style>
    <style:style style:name="P19" style:family="paragraph" style:parent-style-name="Text_20_body">
      <style:paragraph-properties fo:margin-left="0in" fo:margin-right="0in" fo:margin-top="0in" fo:margin-bottom="0in" loext:contextual-spacing="false" fo:text-indent="0in" style:auto-text-indent="false"/>
    </style:style>
    <style:style style:name="P20" style:family="paragraph" style:parent-style-name="Text_20_body">
      <style:paragraph-properties fo:margin-left="0in" fo:margin-right="0in" fo:margin-top="0in" fo:margin-bottom="0in" loext:contextual-spacing="false" fo:text-indent="0in" style:auto-text-indent="false"/>
      <style:text-properties fo:color="#000000"/>
    </style:style>
    <style:style style:name="P21" style:family="paragraph" style:parent-style-name="Text_20_body">
      <style:paragraph-properties fo:margin-left="0in" fo:margin-right="0in" fo:margin-top="0in" fo:margin-bottom="0in" loext:contextual-spacing="false" fo:text-indent="0in" style:auto-text-indent="false"/>
      <style:text-properties fo:color="#000000" style:font-name="Times New Roman" fo:font-size="12pt"/>
    </style:style>
    <style:style style:name="P22" style:family="paragraph" style:parent-style-name="Text_20_body">
      <style:paragraph-properties fo:margin-left="2in" fo:margin-right="0in" fo:text-indent="-2in" style:auto-text-indent="false"/>
      <style:text-properties fo:font-size="12pt"/>
    </style:style>
    <style:style style:name="P23" style:family="paragraph" style:parent-style-name="Text_20_body">
      <style:paragraph-properties fo:margin-left="2in" fo:margin-right="0in" fo:text-indent="-2in" style:auto-text-indent="false"/>
      <style:text-properties fo:font-size="12pt" officeooo:paragraph-rsid="00054da4"/>
    </style:style>
    <style:style style:name="P24" style:family="paragraph" style:parent-style-name="Table_20_Contents">
      <style:paragraph-properties fo:margin-top="0in" fo:margin-bottom="0.1965in" loext:contextual-spacing="false"/>
    </style:style>
    <style:style style:name="P25" style:family="paragraph" style:parent-style-name="Table_20_Contents">
      <style:paragraph-properties fo:margin-top="0in" fo:margin-bottom="0.1965in" loext:contextual-spacing="false"/>
      <style:text-properties fo:font-size="12pt"/>
    </style:style>
    <style:style style:name="P26" style:family="paragraph" style:parent-style-name="Table_20_Contents">
      <style:paragraph-properties fo:margin-top="0in" fo:margin-bottom="0.1965in" loext:contextual-spacing="false"/>
      <style:text-properties fo:font-size="12pt" fo:font-weight="bold"/>
    </style:style>
    <style:style style:name="P27" style:family="paragraph" style:parent-style-name="Table_20_Contents">
      <style:paragraph-properties fo:margin-top="0in" fo:margin-bottom="0.1965in" loext:contextual-spacing="false"/>
      <style:text-properties fo:font-size="12pt" fo:font-style="italic"/>
    </style:style>
    <style:style style:name="P28" style:family="paragraph" style:parent-style-name="Text_20_body">
      <style:text-properties fo:font-size="12pt"/>
    </style:style>
    <style:style style:name="P29" style:family="paragraph" style:parent-style-name="Text_20_body">
      <style:text-properties fo:font-size="12pt" fo:font-weight="bold"/>
    </style:style>
    <style:style style:name="P30" style:family="paragraph" style:parent-style-name="Text_20_body" style:list-style-name="L1"/>
    <style:style style:name="P31" style:family="paragraph" style:parent-style-name="Text_20_body">
      <style:paragraph-properties fo:margin-left="0in" fo:margin-right="0in" fo:text-indent="0in" style:auto-text-indent="false"/>
      <style:text-properties fo:font-size="12pt"/>
    </style:style>
    <style:style style:name="P32" style:family="paragraph" style:parent-style-name="Text_20_body" style:list-style-name="L1">
      <style:paragraph-properties fo:margin-top="0in" fo:margin-bottom="0in" loext:contextual-spacing="false"/>
      <style:text-properties fo:font-size="12pt"/>
    </style:style>
    <style:style style:name="P33" style:family="paragraph" style:parent-style-name="Text_20_body" style:list-style-name="L1">
      <style:paragraph-properties fo:margin-top="0in" fo:margin-bottom="0in" loext:contextual-spacing="false"/>
    </style:style>
    <style:style style:name="T1" style:family="text">
      <style:text-properties fo:font-size="12pt"/>
    </style:style>
    <style:style style:name="T2" style:family="text">
      <style:text-properties fo:font-size="12pt" fo:font-weight="bold"/>
    </style:style>
    <style:style style:name="T3" style:family="text">
      <style:text-properties fo:font-size="12pt" style:text-underline-style="solid" style:text-underline-width="auto" style:text-underline-color="font-color"/>
    </style:style>
    <style:style style:name="T4" style:family="text">
      <style:text-properties fo:font-size="12pt" fo:font-style="italic"/>
    </style:style>
    <style:style style:name="T5" style:family="text">
      <style:text-properties fo:font-weight="bold"/>
    </style:style>
    <style:style style:name="T6" style:family="text">
      <style:text-properties fo:font-style="italic"/>
    </style:style>
    <style:style style:name="T7" style:family="text">
      <style:text-properties style:text-position="33% 80%"/>
    </style:style>
    <style:style style:name="T8" style:family="text">
      <style:text-properties style:font-name="Times New Roman"/>
    </style:style>
    <style:style style:name="T9" style:family="text">
      <style:text-properties officeooo:rsid="0006db7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pañol 285:</text:p>
      <text:p text:style-name="P14">Lectura y discusión de textos hispanos</text:p>
      <text:p text:style-name="Text_20_body"><text:s/></text:p>
      <text:p text:style-name="P4">Prof. Mir<text:span text:style-name="T9">i</text:span>am C. Pérez</text:p>
      <text:p text:style-name="P4">Primavera 2018</text:p>
      <text:p text:style-name="P6"><text:span text:style-name="T1">correo electrónico: </text:span><text:a xlink:type="simple" xlink:href="mailto:perezm@grinnell.edu" text:style-name="Internet_20_link" text:visited-style-name="Visited_20_Internet_20_Link"><text:span text:style-name="T1">perezm@grinnell.edu</text:span></text:a></text:p>
      <text:p text:style-name="P6"/>
      <text:p text:style-name="P6"/>
      <text:p text:style-name="P6"><text:span text:style-name="T1">Horas de oficina:</text:span> Lunes y miercoles de 3-4 pm (en el Grill); martes de 1-2 pm (en el Grill)</text:p>
      <text:p text:style-name="Text_20_body"/>
      <text:p text:style-name="Text_20_body"/>
      <text:p text:style-name="P2">Descripción del curso</text:p>
      <text:p text:style-name="P1">Este curso ofrece un puente entre el estudio de la lengua y los cursos avanzados a través de una introducción al análisis de géneros literarios (narrativa, poesía y teatro) y de los textos visuales (pintura, cine). Pone énfasis en la lectura e interpretación de los aspectos formales e ideológicos de los textos seleccionados.</text:p>
      <text:p text:style-name="Text_20_body"/>
      <text:p text:style-name="P2">Comprensión y Expresión Oral :</text:p>
      <text:p text:style-name="P16">Mejorar el manejo de la lengua oral </text:p>
      <text:p text:style-name="P16">Mejorar la comprensión oral escuchando a la instructora, a los otros estudiantes, y las películas españolas e hispanoamericanas;</text:p>
      <text:p text:style-name="P16">Trabajar la formulación oral de un punto de vista crítico (tesis).; </text:p>
      <text:p text:style-name="P16">Desarrollar el análisis oral de la forma del texto y los efectos del uso de dicha forma;</text:p>
      <text:p text:style-name="P16">Examinar oralmente las características específicas de los distintos géneros literarios.</text:p>
      <text:p text:style-name="P16">Mejorar la claridad y corrección del lenguaje;</text:p>
      <text:p text:style-name="P16">Describir y narrar con más extensión, fluidez y detalle que en 217</text:p>
      <text:p text:style-name="P16">Demostrar el manejo oral vocabulario literario y de la metodología apropiado al análisis formal de textos</text:p>
      <text:p text:style-name="P16">Usar evidencia textual de estrategias literarias, temas y mensaje para apoyar un argumento oral </text:p>
      <text:p text:style-name="P15"/>
      <text:p text:style-name="P2"><text:soft-page-break/>Expresión escrita:</text:p>
      <text:p text:style-name="P1">Escribir con más extensión, fluidez y detalle que en 217</text:p>
      <text:p text:style-name="P1">Escribir análisis de textos que presenten una tesis, un argumento y evidencia textual</text:p>
      <text:p text:style-name="P1">Lograr claridad y corrección en la escritura que en 217</text:p>
      <text:p text:style-name="P1"><text:s text:c="12"/>Demostrar el manejo oral vocabulario literario y de la metodología apropiado al análisis formal de textos</text:p>
      <text:p text:style-name="P1"><text:s text:c="12"/>Trabajar la formulación escrita de un punto de vista crítico (tesis).; </text:p>
      <text:p text:style-name="P1"><text:s text:c="12"/>Desarrollar el análisis escrito de la forma del texto y los efectos del uso de dicha forma;</text:p>
      <text:p text:style-name="P1"><text:s text:c="12"/>Examinar por escrito las características específicas de los distintos géneros literarios.</text:p>
      <text:p text:style-name="P1"><text:s text:c="12"/>Usar evidencia textual de estrategias literarias, temas y mensaje para apoyar un ensayo argumentativo</text:p>
      <text:p text:style-name="P15"/>
      <text:p text:style-name="Text_20_body"/>
      <text:p text:style-name="Text_20_body"/>
      <text:p text:style-name="Text_20_body"/>
      <text:p text:style-name="P2">Lectura:</text:p>
      <text:p text:style-name="P16">Leer textos más extensos y complejos que en Español 217;</text:p>
      <text:p text:style-name="P16">Incrementar uso y entendimiento del vocabulario pasivo; </text:p>
      <text:p text:style-name="P16">Comenzar a leer analíticamente textos escritos y visuales para identificar patrones narrativos y estrategias de forma para construir y defender tesis propias argumentativas. </text:p>
      <text:p text:style-name="P15"/>
      <text:p text:style-name="P2">Pensamiento critico</text:p>
      <text:p text:style-name="P16">Integrar el vocabulario en la creación de argumentos originales en la que el estudiante de evidencia textual para apoyar tanto la forma como el contenido</text:p>
      <text:p text:style-name="P16">Comparar y contrastar textos, géneros, personajes y estrategias literarias para establecer interpretaciones creativas entre los textos estudiados </text:p>
      <text:p text:style-name="Text_20_body"/>
      <text:p text:style-name="P2">Competencia Cultural </text:p>
      <text:p text:style-name="P15"/>
      <text:p text:style-name="P18">Adquirir un entendimiento más profundo y variados sobre la cultura, historia y política de textos peninsulares, latinoamericanos, y US Latin@s. </text:p>
      <text:p text:style-name="P21"><text:soft-page-break/>Explorar la diversidad cultural, racial y social del mundo hispano-hablante. </text:p>
      <text:p text:style-name="P20"/>
      <text:p text:style-name="P19"/>
      <text:p text:style-name="P2">Destrezas de Investigación <text:s/></text:p>
      <text:p text:style-name="Text_20_body"/>
      <text:p text:style-name="P9">Localizar información histórica por medio del uso de bases de datos de la bibliotecas y otras fuentes para contextualizar los textos analizados y formular los argumentos que consideren el momento histórico en la que el texto fue producido.</text:p>
      <text:p text:style-name="P15"/>
      <text:p text:style-name="P2">Textos</text:p>
      <text:p text:style-name="P1">del Toro, Guillermo. <text:span text:style-name="T6">El laberinto del fauno</text:span> (film), 2006.</text:p>
      <text:p text:style-name="P1">Ferré, Rosario. <text:span text:style-name="T6">La bella durmiente</text:span>. En <text:span text:style-name="T6">Ritos de iniciación: tres novelas cortas de Hispanoamérica</text:span>. Grínor Rojo y Cynthia Steele, comps. Boston: Houghton Mifflin, 1986.</text:p>
      <text:p text:style-name="P1">Puezo, Luis. <text:span text:style-name="T6">La historia oficial</text:span> (film), 1985.</text:p>
      <text:p text:style-name="P1">Sastre, Alfonso. <text:span text:style-name="T6">Escuadra hacia la muerte</text:span>. Madrid: Castalia, 1975.</text:p>
      <text:p text:style-name="P1">Usigli, Rodolfo. <text:span text:style-name="T6">El gesticulador</text:span>. Englewood, NJ: Prentice Hall, 1963.</text:p>
      <text:p text:style-name="Text_20_body"/>
      <text:p text:style-name="Text_20_body"/>
      <text:p text:style-name="P2">Requisitos del curso</text:p>
      <text:p text:style-name="Text_20_body"><text:span text:style-name="T3">Participación y preparación</text:span><text:span text:style-name="T1">: La participación activa y preparación diligente son imprescindibles para este curso. Éstas serán calificadas todos los días de clase. La calidad de sus exámenes orales se beneficiará muchísimo de la práctica constante en cada sesión de clase. </text:span><text:span text:style-name="T2">Necesita preparar apuntes escritos detallados para cada clase.</text:span><text:span text:style-name="T1"> Periódicamente, la profesora recogerá sus apuntes para asegurarse de que usted se está preparando lo suficiente. Si experimenta dificultades, consulte con la profesora de inmediato durante las horas de consulta.</text:span></text:p>
      <text:p text:style-name="Text_20_body"/>
      <text:p text:style-name="P1">Necesita traer su libro, cuaderno con tarea preparada y un bolígrafo para tomar notas a cada clase. Por favor <text:span text:style-name="T5">no</text:span> traiga ni use su computadora, su tableta ni su teléfono. </text:p>
      <text:p text:style-name="Text_20_body"/>
      <text:p text:style-name="Text_20_body"/>
      <text:p text:style-name="Text_20_body"><text:span text:style-name="T2">NO SE ACEPTAN COMPOSICIONES, TRABAJOS NI TAREAS</text:span> <text:span text:style-name="T2">ENTREGADAS TARDES</text:span><text:span text:style-name="T1">.</text:span></text:p>
      <text:p text:style-name="P11"/>
      <text:p text:style-name="Text_20_body"><text:soft-page-break/><text:span text:style-name="T3">Expresión escrita</text:span><text:span text:style-name="T1">: Escribirá tres párrafos analíticos este semestre. En estos trabajos, se le pedirá que desarrolle una tesis crítica muy concisamente. También, al final de este semestre tendrá que escribir una composición más extensa. Más tarde discutiremos en detalle los requisitos de estos trabajos escritos.</text:span></text:p>
      <text:p text:style-name="Text_20_body"/>
      <text:p text:style-name="Text_20_body"><text:span text:style-name="T3">Expresión oral</text:span><text:span text:style-name="T1">: Habrá dos exámenes orales. Para cada uno tendrá que discutir un texto estudiado fuera de clase de manera clara y concisa. La profesora le dará los textos con anticipación. Podrá practicar su presentación en el Spanish Lab y con el Asistente de Español.</text:span></text:p>
      <text:p text:style-name="Text_20_body"/>
      <text:p text:style-name="P2">Evaluación</text:p>
      <text:p text:style-name="P1">Participación y preparación diarias <text:s text:c="3"/>40%</text:p>
      <text:p text:style-name="P22">Composición <text:s text:c="38"/>10%</text:p>
      <text:p text:style-name="P22">Párrafos (3) <text:s text:c="41"/>30%</text:p>
      <text:p text:style-name="P23">Examen oral parcial<text:span text:style-name="T8"> <text:s text:c="27"/></text:span><text:s/>10%</text:p>
      <text:p text:style-name="P23">Examen oral final <text:span text:style-name="T8"><text:s text:c="31"/></text:span>10%</text:p>
      <text:p text:style-name="Text_20_body"/>
      <text:p text:style-name="P2">Recomendaciones para el curso</text:p>
      <text:list xml:id="list5734842658258449113" text:style-name="L1">
        <text:list-item>
          <text:p text:style-name="P32">Consulte con la profesora de inmediato si tiene preguntas. </text:p>
        </text:list-item>
        <text:list-item>
          <text:p text:style-name="P32">Apúntese en la clase de conversación, SPN 205 (T 11-11:50), con el Asistente de Español </text:p>
        </text:list-item>
        <text:list-item>
          <text:p text:style-name="P32">Consulte con la Asistente de Español </text:p>
        </text:list-item>
        <text:list-item>
          <text:p text:style-name="P33"><text:span text:style-name="T1">Español y utilice el laboratorio de español (Spanish Lab) para mejorar la escritura y discusión oral. El laboratorio toma lugar en ARH 223 de 7 a 9 pm los domingos, martes y jueves. Practique el español con estudiantes de diferentes niveles de aprendizaje.</text:span> </text:p>
        </text:list-item>
        <text:list-item>
          <text:p text:style-name="P32">Vaya a la mesa de español semanalmente. Ésta toma lugar los jueves al mediodía en JRC. </text:p>
        </text:list-item>
        <text:list-item>
          <text:p text:style-name="P30"><text:span text:style-name="T1">Consulte el sitio de la red del departamento de español: http://www.grinnell.edu/academic/spanish/. Este sitio tiene diccionario, ayuda de gramática, noticias del campus, etc.</text:span> </text:p>
        </text:list-item>
      </text:list>
      <text:p text:style-name="Text_20_body"/>
      <text:p text:style-name="Text_20_body"/>
      <text:p text:style-name="Text_20_body"/>
      <text:p text:style-name="Text_20_body"><text:span text:style-name="T2">Notas importantes</text:span><text:span text:style-name="T1">:</text:span></text:p>
      <text:p text:style-name="Text_20_body"/>
      <text:p text:style-name="P1"><text:soft-page-break/>Si falta a clase más de dos veces (por cualquier motivo), su nota final se verá negativamente afectada. Perderá 5% de su nota final por cada falta que exceda las dos permitidas. Tardanzas frecuentes también bajarán su nota en el curso. Tres tardanzas contarán como una falta.</text:p>
      <text:p text:style-name="P1">También hay que tener en cuenta la política oficial del Departamento de Español: si pierdes más de dos semanas de clase durante todo el semestre, automáticamente recibirás una “F”. En esta clase, dos semanas son seis días de clase en total. Esta regla se aplica a todas las clases del departamento inferiores al nivel 300.</text:p>
      <text:p text:style-name="P11"/>
      <text:p text:style-name="Text_20_body"/>
      <text:p text:style-name="Text_20_body"/>
      <text:p text:style-name="P2">Any student who misses more than two weeks’ worth of class (six days total throughout the semester) will receive an F in the course.</text:p>
      <text:p text:style-name="Text_20_body"/>
      <text:p text:style-name="P2">Holy Days</text:p>
      <text:p text:style-name="P1">I encourage students who plan to observe holy days that coincide with class meetings or assignment due dates to consult with me in the first three weeks of classes so that we may reach a mutual understanding of how you can meet the terms of your religious observance and also the requirements for this course.</text:p>
      <text:p text:style-name="Text_20_body"/>
      <text:p text:style-name="P2">Special Accomodations </text:p>
      <text:p text:style-name="P1">Grinnell College makes reasonable accommodations for students with documented disabIlities. Students need to provide documentation to the Dean for Student Academic Support and Advising, Joyce Stern, located on the 3<text:span text:style-name="T7">rd</text:span> floor of the Rosenfield Center (x3702). Students should then notify me within the first days of classes so that we can discuss ways to ensure your full participation on the course and coordinate your accommodations.</text:p>
      <text:p text:style-name="Text_20_body"/>
      <text:p text:style-name="P10">Statement on Gender Inclusivity:</text:p>
      <text:p text:style-name="P9">The Spanish language has two grammatical genders, masculine and feminine. Like other Romance languages, it's very difficult to talk about a person in a gender-neutral way. This is because every adjective, noun, and article are all either masculine or feminine. For this reason, it's difficult or even impossible to be completely gender-neutral in standard spoken Spanish. In written Spanish, it has become fairly common for people to omit gendered endings, the masculine -o or the feminine –a, and replace them with “x” or “@” in some cases. For example, many people write "Latinx" or "Latin@" as a gender-inclusive version of "Latino" and "Latina". However, these written forms are rarely <text:soft-page-break/>pronounced in the spoken language. Concerning 3<text:span text:style-name="T7">rd</text:span>-person pronouns, traditional dialects of Spanish do not have gender-neutral options. That said, feminists, LGBT people, and other activists have proposed ways of speaking Spanish in a gender-neutral way when necessary. For a full list of these options please refer to the Languages For Life pamphlet on gender inclusivity.</text:p>
      <text:p text:style-name="P8"/>
      <text:p text:style-name="P9">I will make every effort to refer to you in the pronoun of your choice and I expect classmates to respect each other’s pronoun preferences. If you prefer a gender-neutral option, please come see me to discuss the possibilities. In any case, all students are expected to learn and reproduce traditional, standard Spanish grammar- this includes modifying adjectives and pronouns to agree with the gender that corresponds to all given objects and people.</text:p>
      <text:p text:style-name="Text_20_body"/>
      <text:p text:style-name="Text_20_body"/>
      <text:p text:style-name="P3">Escala de notas</text:p>
      <text:p text:style-name="Text_20_body"/>
      <text:p text:style-name="P12">A <text:s text:c="2"/>94-100 <text:s text:c="24"/>C+ <text:s/>77-79</text:p>
      <text:p text:style-name="P17">A- <text:s/>90-93 <text:s text:c="27"/>C <text:s text:c="3"/>74-76</text:p>
      <text:p text:style-name="P13">B+ 87-89 <text:s text:c="27"/>C- <text:s text:c="2"/>70-73</text:p>
      <text:p text:style-name="P13">B <text:s text:c="2"/>84-86 <text:s text:c="27"/>D <text:s text:c="3"/>60-69</text:p>
      <text:p text:style-name="P13">B- <text:s/>80-83 <text:s text:c="27"/>F <text:s text:c="4"/>below 59</text:p>
      <text:p text:style-name="Text_20_body"><text:s/></text:p>
      <text:p text:style-name="P5">Calendario del curso</text:p>
      <text:p text:style-name="P3">Please note that this schedule is subject to change. </text:p>
      <text:p text:style-name="P7"/>
      <text:p text:style-name="P7"/>
      <table:table table:name="Table1" table:style-name="Table1">
        <table:table-column table:style-name="Table1.A"/>
        <table:table-column table:style-name="Table1.B"/>
        <table:table-column table:style-name="Table1.A"/>
        <table:table-row>
          <table:table-cell table:style-name="Table1.A1" office:value-type="string">
            <text:p text:style-name="P26">Semana 1</text:p>
          </table:table-cell>
          <table:table-cell table:style-name="Table1.B1" office:value-type="string">
            <text:p text:style-name="P26">Temas de la clase / Tarea del texto</text:p>
          </table:table-cell>
          <table:table-cell table:style-name="Table1.B1" office:value-type="string">
            <text:p text:style-name="P26">Lectura para clase</text:p>
          </table:table-cell>
        </table:table-row>
        <table:table-row>
          <table:table-cell table:style-name="Table1.A2" office:value-type="string">
            <text:p text:style-name="P25">Lunes 1.22</text:p>
          </table:table-cell>
          <table:table-cell table:style-name="Table1.B2" office:value-type="string">
            <text:p text:style-name="P25">Introducción y presentación del curso</text:p>
          </table:table-cell>
          <table:table-cell table:style-name="Table1.B2" office:value-type="string">
            <text:p text:style-name="P24"/>
          </table:table-cell>
        </table:table-row>
        <table:table-row>
          <table:table-cell table:style-name="Table1.A2" office:value-type="string">
            <text:p text:style-name="P25">Miércoles 1.24</text:p>
          </table:table-cell>
          <table:table-cell table:style-name="Table1.B2" office:value-type="string">
            <text:p text:style-name="P26">Tema: La revolución mexicana</text:p>
            <text:p text:style-name="P27">El gesticulador</text:p>
          </table:table-cell>
          <table:table-cell table:style-name="Table1.B2" office:value-type="string">
            <text:p text:style-name="P25">Leer 9-21</text:p>
          </table:table-cell>
        </table:table-row>
        <table:table-row>
          <table:table-cell table:style-name="Table1.A2" office:value-type="string">
            <text:p text:style-name="P25">Viernes 1.26</text:p>
          </table:table-cell>
          <table:table-cell table:style-name="Table1.B2" office:value-type="string">
            <text:p text:style-name="P27">El gesticulador</text:p>
          </table:table-cell>
          <table:table-cell table:style-name="Table1.B2" office:value-type="string">
            <text:p text:style-name="P25">Leer 21-35<text:soft-page-break/></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2</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1.29</text:p>
          </table:table-cell>
          <table:table-cell table:style-name="Table1.B2" office:value-type="string">
            <text:p text:style-name="P27">El gesticulador</text:p>
          </table:table-cell>
          <table:table-cell table:style-name="Table1.B2" office:value-type="string">
            <text:p text:style-name="P25">Leer 39-52</text:p>
          </table:table-cell>
        </table:table-row>
        <table:table-row>
          <table:table-cell table:style-name="Table1.A2" office:value-type="string">
            <text:p text:style-name="P25">Miércoles 1.31</text:p>
          </table:table-cell>
          <table:table-cell table:style-name="Table1.B2" office:value-type="string">
            <text:p text:style-name="P27">El gesticulador</text:p>
          </table:table-cell>
          <table:table-cell table:style-name="Table1.B2" office:value-type="string">
            <text:p text:style-name="P25">Leer 52-68</text:p>
          </table:table-cell>
        </table:table-row>
        <table:table-row>
          <table:table-cell table:style-name="Table1.A2" office:value-type="string">
            <text:p text:style-name="P25">Viernes 2.2</text:p>
          </table:table-cell>
          <table:table-cell table:style-name="Table1.B2" office:value-type="string">
            <text:p text:style-name="P27">El gesticulador</text:p>
          </table:table-cell>
          <table:table-cell table:style-name="Table1.B2" office:value-type="string">
            <text:p text:style-name="P25">Leer 71-89</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3</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2.5</text:p>
          </table:table-cell>
          <table:table-cell table:style-name="Table1.B2" office:value-type="string">
            <text:p text:style-name="P27">El gesticulador</text:p>
          </table:table-cell>
          <table:table-cell table:style-name="Table1.B2" office:value-type="string">
            <text:p text:style-name="P25">Leer 89-102</text:p>
          </table:table-cell>
        </table:table-row>
        <table:table-row>
          <table:table-cell table:style-name="Table1.A2" office:value-type="string">
            <text:p text:style-name="P25">Miércoles 2.7</text:p>
          </table:table-cell>
          <table:table-cell table:style-name="Table1.B2" office:value-type="string">
            <text:p text:style-name="P25">Taller de escritura en clase</text:p>
          </table:table-cell>
          <table:table-cell table:style-name="Table1.B2" office:value-type="string">
            <text:p text:style-name="P26">Traer primera versión de parrafo 1 a clase</text:p>
          </table:table-cell>
        </table:table-row>
        <table:table-row>
          <table:table-cell table:style-name="Table1.A2" office:value-type="string">
            <text:p text:style-name="P25">Viernes 2.9</text:p>
          </table:table-cell>
          <table:table-cell table:style-name="Table1.B2" office:value-type="string">
            <text:p text:style-name="P25">En clase: análisis de murales</text:p>
          </table:table-cell>
          <table:table-cell table:style-name="Table1.B2" office:value-type="string">
            <text:p text:style-name="P26">Entregar parrafo 1 antes de clase</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4</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2.12</text:p>
          </table:table-cell>
          <table:table-cell table:style-name="Table1.B2" office:value-type="string">
            <text:p text:style-name="P26">Tema: Las dictaduras en Chile y Argentina</text:p>
            <text:p text:style-name="P24"><text:span text:style-name="T4">Historia oficial</text:span> <text:span text:style-name="T1">(película)</text:span></text:p>
          </table:table-cell>
          <table:table-cell table:style-name="Table1.B2" office:value-type="string">
            <text:p text:style-name="P25">Ver película antes de clase</text:p>
          </table:table-cell>
        </table:table-row>
        <table:table-row>
          <table:table-cell table:style-name="Table1.A2" office:value-type="string">
            <text:p text:style-name="P25">Miércoles 2.14</text:p>
          </table:table-cell>
          <table:table-cell table:style-name="Table1.B2" office:value-type="string">
            <text:p text:style-name="P24"><text:span text:style-name="T4">Historia oficial</text:span> <text:span text:style-name="T1">(escenas específicas)</text:span></text:p>
            <text:p text:style-name="P25">Mini-presentaciones en clase</text:p>
          </table:table-cell>
          <table:table-cell table:style-name="Table1.B2" office:value-type="string">
            <text:p text:style-name="P25">Ver escenas específicas antes de clase</text:p>
          </table:table-cell>
        </table:table-row>
        <table:table-row>
          <table:table-cell table:style-name="Table1.A2" office:value-type="string">
            <text:p text:style-name="P25">Viernes 2.16</text:p>
          </table:table-cell>
          <table:table-cell table:style-name="Table1.B2" office:value-type="string">
            <text:p text:style-name="P24"><text:span text:style-name="T4">Historia oficial</text:span> <text:span text:style-name="T1">(escenas específicas)</text:span></text:p>
            <text:p text:style-name="P25">Mini-presentaciones en clase</text:p>
          </table:table-cell>
          <table:table-cell table:style-name="Table1.B2" office:value-type="string">
            <text:p text:style-name="P25">Ver escenas específicas antes de clase</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ext:soft-page-break/>
        <table:table-row>
          <table:table-cell table:style-name="Table1.A2" office:value-type="string">
            <text:p text:style-name="P26">Semana 5</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2.19</text:p>
          </table:table-cell>
          <table:table-cell table:style-name="Table1.B2" office:value-type="string">
            <text:p text:style-name="P25">Taller de escritura en clase</text:p>
          </table:table-cell>
          <table:table-cell table:style-name="Table1.B2" office:value-type="string">
            <text:p text:style-name="P26">Traer primera versión de parrafo 2 a clase</text:p>
          </table:table-cell>
        </table:table-row>
        <table:table-row>
          <table:table-cell table:style-name="Table1.A2" office:value-type="string">
            <text:p text:style-name="P25">Miércoles 2.21</text:p>
          </table:table-cell>
          <table:table-cell table:style-name="Table1.B2" office:value-type="string">
            <text:p text:style-name="P26">Tema: La guerra civil española</text:p>
            <text:p text:style-name="P25">En clase: Guernica</text:p>
          </table:table-cell>
          <table:table-cell table:style-name="Table1.B2" office:value-type="string">
            <text:p text:style-name="P26">Entregar parrafo 2 antes de clase</text:p>
          </table:table-cell>
        </table:table-row>
        <table:table-row>
          <table:table-cell table:style-name="Table1.A2" office:value-type="string">
            <text:p text:style-name="P25">Viernes 2.23</text:p>
          </table:table-cell>
          <table:table-cell table:style-name="Table1.B2" office:value-type="string">
            <text:p text:style-name="P27">Escuadra hacia la muerte</text:p>
          </table:table-cell>
          <table:table-cell table:style-name="Table1.B2" office:value-type="string">
            <text:p text:style-name="P25">Leer 65-84</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6</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2.26</text:p>
          </table:table-cell>
          <table:table-cell table:style-name="Table1.B2" office:value-type="string">
            <text:p text:style-name="P27">Escuadra hacia la muerte</text:p>
          </table:table-cell>
          <table:table-cell table:style-name="Table1.B2" office:value-type="string">
            <text:p text:style-name="P25">Leer 85-102</text:p>
          </table:table-cell>
        </table:table-row>
        <table:table-row>
          <table:table-cell table:style-name="Table1.A2" office:value-type="string">
            <text:p text:style-name="P25">Miércoles 2.28</text:p>
          </table:table-cell>
          <table:table-cell table:style-name="Table1.B2" office:value-type="string">
            <text:p text:style-name="P27">Escuadra hacia la muerte</text:p>
          </table:table-cell>
          <table:table-cell table:style-name="Table1.B2" office:value-type="string">
            <text:p text:style-name="P25">Leer 103-118</text:p>
          </table:table-cell>
        </table:table-row>
        <table:table-row>
          <table:table-cell table:style-name="Table1.A2" office:value-type="string">
            <text:p text:style-name="P25">Viernes 3.2</text:p>
          </table:table-cell>
          <table:table-cell table:style-name="Table1.B2" office:value-type="string">
            <text:p text:style-name="P27">Escuadra hacia la muerte</text:p>
          </table:table-cell>
          <table:table-cell table:style-name="Table1.B2" office:value-type="string">
            <text:p text:style-name="P25">Leer 119-130</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7</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3.5</text:p>
          </table:table-cell>
          <table:table-cell table:style-name="Table1.B2" office:value-type="string">
            <text:p text:style-name="P27">Escuadra hacia la muerte</text:p>
          </table:table-cell>
          <table:table-cell table:style-name="Table1.B2" office:value-type="string">
            <text:p text:style-name="P25">Repasar la obra</text:p>
          </table:table-cell>
        </table:table-row>
        <table:table-row>
          <table:table-cell table:style-name="Table1.A2" office:value-type="string">
            <text:p text:style-name="P25">Miércoles 3.7</text:p>
          </table:table-cell>
          <table:table-cell table:style-name="Table1.B2" office:value-type="string">
            <text:p text:style-name="P25">Cuento corto: “No oyes ladrar los perros”</text:p>
          </table:table-cell>
          <table:table-cell table:style-name="Table1.B2" office:value-type="string">
            <text:p text:style-name="P25">Leer PDF “No oyes ladrar los perros”</text:p>
          </table:table-cell>
        </table:table-row>
        <table:table-row>
          <table:table-cell table:style-name="Table1.A2" office:value-type="string">
            <text:p text:style-name="P25">Viernes 3.9</text:p>
          </table:table-cell>
          <table:table-cell table:style-name="Table1.B2" office:value-type="string">
            <text:p text:style-name="P25">Cuento corto: “La lengua de las mariposas”</text:p>
          </table:table-cell>
          <table:table-cell table:style-name="Table1.B2" office:value-type="string">
            <text:p text:style-name="P25">Leer PDF “La lengua de las mariposas” 24-39</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8</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3.12</text:p>
          </table:table-cell>
          <table:table-cell table:style-name="Table1.B2" office:value-type="string">
            <text:p text:style-name="P25">Cuento corto: “La lengua de las mariposas”</text:p>
          </table:table-cell>
          <table:table-cell table:style-name="Table1.B2" office:value-type="string">
            <text:p text:style-name="P25">Leer PDF “La lengua de las mariposas” 24-39</text:p>
          </table:table-cell>
        </table:table-row>
        <table:table-row>
          <table:table-cell table:style-name="Table1.A2" office:value-type="string">
            <text:p text:style-name="P25">Miércoles 3.14</text:p>
          </table:table-cell>
          <table:table-cell table:style-name="Table1.B2" office:value-type="string">
            <text:p text:style-name="P26">Examen Oral Midterm</text:p>
          </table:table-cell>
          <table:table-cell table:style-name="Table1.B2" office:value-type="string">
            <text:p text:style-name="P24"/>
          </table:table-cell>
        </table:table-row>
        <table:table-row>
          <table:table-cell table:style-name="Table1.A2" office:value-type="string">
            <text:p text:style-name="P25">Viernes 3.16</text:p>
          </table:table-cell>
          <table:table-cell table:style-name="Table1.B2" office:value-type="string">
            <text:p text:style-name="P26">Examen Oral Midterm</text:p>
          </table:table-cell>
          <table:table-cell table:style-name="Table1.B2" office:value-type="string">
            <text:p text:style-name="P24"/>
          </table:table-cell>
        </table:table-row>
        <text:soft-page-break/>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9-10</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3.17-4.1</text:p>
          </table:table-cell>
          <table:table-cell table:style-name="Table1.B2" office:value-type="string">
            <text:p text:style-name="P26">Spring Break – No hay clases</text:p>
          </table:table-cell>
          <table:table-cell table:style-name="Table1.B2" office:value-type="string">
            <text:p text:style-name="P24"/>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11</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4.2</text:p>
          </table:table-cell>
          <table:table-cell table:style-name="Table1.B2" office:value-type="string">
            <text:p text:style-name="P24"><text:span text:style-name="T4">El laberinto del fauno </text:span><text:span text:style-name="T1">(película)</text:span></text:p>
          </table:table-cell>
          <table:table-cell table:style-name="Table1.B2" office:value-type="string">
            <text:p text:style-name="P25">Ver película antes de clase</text:p>
          </table:table-cell>
        </table:table-row>
        <table:table-row>
          <table:table-cell table:style-name="Table1.A2" office:value-type="string">
            <text:p text:style-name="P25">Miércoles 4.4</text:p>
          </table:table-cell>
          <table:table-cell table:style-name="Table1.B2" office:value-type="string">
            <text:p text:style-name="P24"><text:span text:style-name="T4">El laberinto del fauno </text:span><text:span text:style-name="T1">(película)</text:span></text:p>
            <text:p text:style-name="P24"/>
          </table:table-cell>
          <table:table-cell table:style-name="Table1.B2" office:value-type="string">
            <text:p text:style-name="P25">Opcional: volver a ver la película</text:p>
          </table:table-cell>
        </table:table-row>
        <table:table-row>
          <table:table-cell table:style-name="Table1.A2" office:value-type="string">
            <text:p text:style-name="P25">Viernes 4.6</text:p>
          </table:table-cell>
          <table:table-cell table:style-name="Table1.B2" office:value-type="string">
            <text:p text:style-name="P25">Taller de escritura en clase</text:p>
          </table:table-cell>
          <table:table-cell table:style-name="Table1.B2" office:value-type="string">
            <text:p text:style-name="P26">Traer primera versión de parrafo 3 a clase</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12</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4.9</text:p>
          </table:table-cell>
          <table:table-cell table:style-name="Table1.B2" office:value-type="string">
            <text:p text:style-name="P25">La poesía: introducción</text:p>
          </table:table-cell>
          <table:table-cell table:style-name="Table1.B2" office:value-type="string">
            <text:p text:style-name="P25">Preparar términos de poesía. Leer poema TBA</text:p>
            <text:p text:style-name="P26">Entregar parrafo 3 antes de clase</text:p>
          </table:table-cell>
        </table:table-row>
        <table:table-row>
          <table:table-cell table:style-name="Table1.A2" office:value-type="string">
            <text:p text:style-name="P25">Miércoles 4.11</text:p>
          </table:table-cell>
          <table:table-cell table:style-name="Table1.B2" office:value-type="string">
            <text:p text:style-name="P25">La poesía</text:p>
          </table:table-cell>
          <table:table-cell table:style-name="Table1.B2" office:value-type="string">
            <text:p text:style-name="P25">Leer poema TBA</text:p>
          </table:table-cell>
        </table:table-row>
        <table:table-row>
          <table:table-cell table:style-name="Table1.A2" office:value-type="string">
            <text:p text:style-name="P25">Viernes 4.13</text:p>
          </table:table-cell>
          <table:table-cell table:style-name="Table1.B2" office:value-type="string">
            <text:p text:style-name="P25">La poesía</text:p>
          </table:table-cell>
          <table:table-cell table:style-name="Table1.B2" office:value-type="string">
            <text:p text:style-name="P25">Leer poema TBA</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13</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4.16</text:p>
          </table:table-cell>
          <table:table-cell table:style-name="Table1.B2" office:value-type="string">
            <text:p text:style-name="P25">La poesía</text:p>
          </table:table-cell>
          <table:table-cell table:style-name="Table1.B2" office:value-type="string">
            <text:p text:style-name="P25">Leer poema TBA</text:p>
          </table:table-cell>
        </table:table-row>
        <table:table-row>
          <table:table-cell table:style-name="Table1.A2" office:value-type="string">
            <text:p text:style-name="P25">Miércoles 4.18</text:p>
          </table:table-cell>
          <table:table-cell table:style-name="Table1.B2" office:value-type="string">
            <text:p text:style-name="P25">La poesía</text:p>
          </table:table-cell>
          <table:table-cell table:style-name="Table1.B2" office:value-type="string">
            <text:p text:style-name="P25">Leer poema TBA</text:p>
          </table:table-cell>
        </table:table-row>
        <table:table-row>
          <table:table-cell table:style-name="Table1.A2" office:value-type="string">
            <text:p text:style-name="P25">Viernes 4.20</text:p>
          </table:table-cell>
          <table:table-cell table:style-name="Table1.B2" office:value-type="string">
            <text:p text:style-name="P25">La poesía</text:p>
          </table:table-cell>
          <table:table-cell table:style-name="Table1.B2" office:value-type="string">
            <text:p text:style-name="P26">Prueba de poesía en clase</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ext:soft-page-break/>
        <table:table-row>
          <table:table-cell table:style-name="Table1.A2" office:value-type="string">
            <text:p text:style-name="P26">Semana 14</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4.23</text:p>
          </table:table-cell>
          <table:table-cell table:style-name="Table1.B2" office:value-type="string">
            <text:p text:style-name="P27">La bella durmiente</text:p>
          </table:table-cell>
          <table:table-cell table:style-name="Table1.B2" office:value-type="string">
            <text:p text:style-name="P25">Leer 158-164</text:p>
          </table:table-cell>
        </table:table-row>
        <table:table-row>
          <table:table-cell table:style-name="Table1.A2" office:value-type="string">
            <text:p text:style-name="P25">Miércoles 4.25</text:p>
          </table:table-cell>
          <table:table-cell table:style-name="Table1.B2" office:value-type="string">
            <text:p text:style-name="P27">La bella durmiente</text:p>
          </table:table-cell>
          <table:table-cell table:style-name="Table1.B2" office:value-type="string">
            <text:p text:style-name="P25">Leer 164-173</text:p>
          </table:table-cell>
        </table:table-row>
        <table:table-row>
          <table:table-cell table:style-name="Table1.A2" office:value-type="string">
            <text:p text:style-name="P25">Viernes 4.27</text:p>
          </table:table-cell>
          <table:table-cell table:style-name="Table1.B2" office:value-type="string">
            <text:p text:style-name="P27">La bella durmiente</text:p>
          </table:table-cell>
          <table:table-cell table:style-name="Table1.B2" office:value-type="string">
            <text:p text:style-name="P25">Leer 173-178</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15</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4.30</text:p>
          </table:table-cell>
          <table:table-cell table:style-name="Table1.B2" office:value-type="string">
            <text:p text:style-name="P27">La bella durmiente</text:p>
          </table:table-cell>
          <table:table-cell table:style-name="Table1.B2" office:value-type="string">
            <text:p text:style-name="P25">Leer 179-185</text:p>
          </table:table-cell>
        </table:table-row>
        <table:table-row>
          <table:table-cell table:style-name="Table1.A2" office:value-type="string">
            <text:p text:style-name="P25">Miércoles 5.2</text:p>
          </table:table-cell>
          <table:table-cell table:style-name="Table1.B2" office:value-type="string">
            <text:p text:style-name="P27">La bella durmiente</text:p>
          </table:table-cell>
          <table:table-cell table:style-name="Table1.B2" office:value-type="string">
            <text:p text:style-name="P25">Leer 185-193</text:p>
          </table:table-cell>
        </table:table-row>
        <table:table-row>
          <table:table-cell table:style-name="Table1.A2" office:value-type="string">
            <text:p text:style-name="P25">Viernes 5.4</text:p>
          </table:table-cell>
          <table:table-cell table:style-name="Table1.B2" office:value-type="string">
            <text:p text:style-name="P27">La bella durmiente</text:p>
          </table:table-cell>
          <table:table-cell table:style-name="Table1.B2" office:value-type="string">
            <text:p text:style-name="P25">Leer 194-201</text:p>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6">Semana 16</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Lunes 5.7</text:p>
          </table:table-cell>
          <table:table-cell table:style-name="Table1.B2" office:value-type="string">
            <text:p text:style-name="P27">La bella durmiente</text:p>
            <text:p text:style-name="P25">Taller de escritura en clase</text:p>
          </table:table-cell>
          <table:table-cell table:style-name="Table1.B2" office:value-type="string">
            <text:p text:style-name="P25">Volver a leer partes de la obra</text:p>
            <text:p text:style-name="P26">Traer primera versión de composición final a clase</text:p>
          </table:table-cell>
        </table:table-row>
        <table:table-row>
          <table:table-cell table:style-name="Table1.A2" office:value-type="string">
            <text:p text:style-name="P25">Miércoles 5.9</text:p>
          </table:table-cell>
          <table:table-cell table:style-name="Table1.B2" office:value-type="string">
            <text:p text:style-name="P26">Examen Oral Final</text:p>
          </table:table-cell>
          <table:table-cell table:style-name="Table1.B2" office:value-type="string">
            <text:p text:style-name="P24"/>
          </table:table-cell>
        </table:table-row>
        <table:table-row>
          <table:table-cell table:style-name="Table1.A2" office:value-type="string">
            <text:p text:style-name="P25">Viernes 5.11</text:p>
          </table:table-cell>
          <table:table-cell table:style-name="Table1.B2" office:value-type="string">
            <text:p text:style-name="P26">Examen Oral Final</text:p>
          </table:table-cell>
          <table:table-cell table:style-name="Table1.B2" office:value-type="string">
            <text:p text:style-name="P24"/>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5">Semana de exámenes finales</text:p>
          </table:table-cell>
          <table:table-cell table:style-name="Table1.B2" office:value-type="string">
            <text:p text:style-name="P26">Entregar composición final el lunes 5.14 antes de las 11am</text:p>
          </table:table-cell>
          <table:table-cell table:style-name="Table1.B2" office:value-type="string">
            <text:p text:style-name="P24"/>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4"/>
          </table:table-cell>
          <table:table-cell table:style-name="Table1.B2" office:value-type="string">
            <text:p text:style-name="P26">No hay examen final</text:p>
          </table:table-cell>
          <table:table-cell table:style-name="Table1.B2" office:value-type="string">
            <text:p text:style-name="P24"/>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ext:soft-page-break/>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4"> </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4"> </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4"> </text:p>
          </table:table-cell>
          <table:table-cell table:style-name="Table1.B2" office:value-type="string">
            <text:p text:style-name="P24"/>
          </table:table-cell>
          <table:table-cell table:style-name="Table1.B2" office:value-type="string">
            <text:p text:style-name="P24"/>
          </table:table-cell>
        </table:table-row>
        <table:table-row>
          <table:table-cell table:style-name="Table1.A2" office:value-type="string">
            <text:p text:style-name="P24"/>
          </table:table-cell>
          <table:table-cell table:style-name="Table1.B2" office:value-type="string">
            <text:p text:style-name="P24"/>
          </table:table-cell>
          <table:table-cell table:style-name="Table1.B2" office:value-type="string">
            <text:p text:style-name="P24"/>
          </table:table-cell>
        </table:table-row>
      </table:table>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4:34:37.155575000</meta:creation-date>
    <dc:date>2018-01-22T11:14:58.240522000</dc:date>
    <meta:editing-duration>PT9M30S</meta:editing-duration>
    <meta:editing-cycles>2</meta:editing-cycles>
    <meta:generator>LibreOffice/5.2.5.1$MacOSX_X86_64 LibreOffice_project/0312e1a284a7d50ca85a365c316c7abbf20a4d22</meta:generator>
    <meta:document-statistic meta:table-count="1" meta:image-count="0" meta:object-count="0" meta:page-count="11" meta:paragraph-count="239" meta:word-count="1900" meta:character-count="12192" meta:non-whitespace-character-count="10153"/>
  </office:meta>
</office:document-meta>
</file>